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2cm" svg:stroke-color="#01abaf" draw:marker-start-width="0.8cm" draw:marker-end-width="0.8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27cm" svg:height="4.807cm" svg:x="2.79cm" svg:y="2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74cm" svg:height="4.274cm" svg:x="3.166cm" svg:y="3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54cm" svg:height="1.385cm" svg:x="3.686cm" svg:y="5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86cm" svg:height="1.2cm" draw:transform="rotate (-3.14159265358979) translate (5.942cm 4.9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25cm" svg:height="1.266cm" svg:x="5.491cm" svg:y="5.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0:31:31.741550462</meta:creation-date>
    <dc:date>2017-12-08T23:23:07.355700644</dc:date>
    <meta:editing-duration>P0D</meta:editing-duration>
    <meta:editing-cycles>2</meta:editing-cycles>
    <meta:generator>LibreOffice/4.2.8.2$Linux_X86_64 LibreOffice_project/420m0$Build-2</meta:generator>
    <meta:document-statistic meta:object-count="5"/>
  </office:meta>
</office:document-meta>
</file>